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color="#0B0C0C" fo:background-color="#FFFFFF"/>
    </style:style>
    <style:style style:name="T6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7" style:parent-style-name="DefaultParagraphFont" style:family="text">
      <style:text-properties style:font-name="Arial" style:font-name-asian="Arial" style:font-name-complex="Arial" fo:color="#333333"/>
    </style:style>
    <style:style style:name="T8" style:parent-style-name="DefaultParagraphFont" style:family="text">
      <style:text-properties style:font-name="Arial" style:font-name-asian="Arial" style:font-name-complex="Arial" fo:color="#333333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3" style:parent-style-name="Normal" style:family="paragraph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 fo:color="#0B0C0C" fo:background-color="#FFFFFF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 fo:color="#0B0C0C" fo:background-color="#FFFFFF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color="#0B0C0C" fo:background-color="#FFFFFF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color="#0B0C0C" fo:background-color="#FFFFFF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color="#0B0C0C" fo:background-color="#FFFFFF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47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2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P60" style:parent-style-name="Normal" style:family="paragraph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3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P64" style:parent-style-name="Normal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0" style:parent-style-name="DefaultParagraphFont" style:family="text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8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P84" style:parent-style-name="Normal" style:family="paragraph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/>
    </style:style>
    <style:style style:name="P86" style:parent-style-name="Normal" style:family="paragraph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P88" style:parent-style-name="Normal" style:family="paragraph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4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95" style:parent-style-name="DefaultParagraphFont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02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03" style:parent-style-name="DefaultParagraphFont" style:family="text">
      <style:text-properties style:font-name="Arial" style:font-name-asian="Arial" style:font-name-complex="Arial"/>
    </style:style>
    <style:style style:name="T104" style:parent-style-name="DefaultParagraphFont" style:family="text">
      <style:text-properties style:font-name="Arial" style:font-name-asian="Arial" style:font-name-complex="Arial"/>
    </style:style>
    <style:style style:name="T10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06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0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111" style:parent-style-name="Normal" style:family="paragraph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8" style:parent-style-name="DefaultParagraphFont" style:family="text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7" style:parent-style-name="Normal" style:family="paragraph">
      <style:text-properties style:font-name="Arial" style:font-name-complex="Aria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T189" style:parent-style-name="DefaultParagraphFont" style:family="text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T193" style:parent-style-name="DefaultParagraphFont" style:family="text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T199" style:parent-style-name="DefaultParagraphFont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/>
    </style:style>
    <style:style style:name="P202" style:parent-style-name="Normal" style:family="paragraph">
      <style:text-properties style:font-name="Arial" style:font-name-complex="Arial"/>
    </style:style>
    <style:style style:name="T203" style:parent-style-name="DefaultParagraphFont" style:family="text">
      <style:text-properties style:font-name="Arial" style:font-name-complex="Arial"/>
    </style:style>
    <style:style style:name="P204" style:parent-style-name="Normal" style:family="paragraph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/>
    </style:style>
    <style:style style:name="P206" style:parent-style-name="Normal" style:family="paragraph">
      <style:text-properties style:font-name="Arial" style:font-name-complex="Arial"/>
    </style:style>
    <style:style style:name="T207" style:parent-style-name="DefaultParagraphFont" style:family="text">
      <style:text-properties style:font-name="Arial" style:font-name-complex="Arial"/>
    </style:style>
    <style:style style:name="P208" style:parent-style-name="Normal" style:family="paragraph">
      <style:text-properties style:font-name="Arial" style:font-name-complex="Arial"/>
    </style:style>
    <style:style style:name="T209" style:parent-style-name="DefaultParagraphFont" style:family="text">
      <style:text-properties style:font-name="Arial" style:font-name-complex="Arial"/>
    </style:style>
    <style:style style:name="P210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 ID checks statement</text:span></text:p>
      <text:p text:style-name="P3"/>
      <text:p text:style-name="Normal"><text:span text:style-name="T4">Use this document to confirm that identity checks have been completed<text:s/></text:span><text:span text:style-name="T5">on all beneficial owners and managing officers of an overseas entity.</text:span><text:span text:style-name="T6"><text:s/></text:span><text:span text:style-name="T7">This must be done whenever an overseas entity is being<text:s/></text:span><text:span text:style-name="T8">registered, or updating beneficial owner or managing officer information.</text:span></text:p>
      <text:p text:style-name="P9"/>
      <text:p text:style-name="P10">Identity checks must be carried out by a UK-regulated agent that is supervised under the Money Laundering, Terrorist Financing and Transfer of Funds Regulations 2017.</text:p>
      <text:p text:style-name="P11"/>
      <text:p text:style-name="P12">After completing this statement, email it to enquiries@companieshouse.gov.uk and put ‘Overseas entity ID checks statement’ in the subject line.<text:s/></text:p>
      <text:p text:style-name="P13"/>
      <text:p text:style-name="P14">Details of UK-regulated agent</text:p>
      <text:p text:style-name="P15"/>
      <text:p text:style-name="P16">Name</text:p>
      <text:p text:style-name="P17">Enter the company name, or the name of the person if they are<text:s/>self-employed.</text:p>
      <text:p text:style-name="Normal"><text:span text:style-name="T18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19"/>
      <text:p text:style-name="P20"/>
      <text:p text:style-name="P21">Correspondence address</text:p>
      <text:p text:style-name="P22"/>
      <text:p text:style-name="P23">Property name or number</text:p>
      <text:p text:style-name="Normal"><text:span text:style-name="T24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5"/>
      <text:p text:style-name="Normal"><text:span text:style-name="T26">Address line 1</text:span></text:p>
      <text:p text:style-name="Normal"><text:span text:style-name="T27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28"/>
      <text:p text:style-name="Normal"><text:span text:style-name="T29">Address line 2 (optional)</text:span></text:p>
      <text:p text:style-name="Normal"><text:span text:style-name="T30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1"/>
      <text:p text:style-name="Normal"><text:span text:style-name="T32">City or town</text:span></text:p>
      <text:p text:style-name="Normal"><text:span text:style-name="T33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4"/>
      <text:p text:style-name="Normal"><text:span text:style-name="T35">County (optional)</text:span></text:p>
      <text:p text:style-name="Normal"><text:span text:style-name="T36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7"/>
      <text:p text:style-name="Normal"><text:span text:style-name="T38">Country</text:span></text:p>
      <text:p text:style-name="Normal"><text:span text:style-name="T39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0"/>
      <text:p text:style-name="Normal"><text:span text:style-name="T41">Postcode</text:span></text:p>
      <text:p text:style-name="Normal"><text:span text:style-name="T42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3"/>
      <text:p text:style-name="P44"/>
      <text:p text:style-name="Normal"><text:span text:style-name="T45">Email address</text:span><text:line-break/><text:span text:style-name="T46">We'll use this if we need more<text:s/></text:span><text:span text:style-name="T47">information about the identity checks.</text:span></text:p>
      <text:p text:style-name="Normal"><text:span text:style-name="T48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49"/>
      <text:p text:style-name="P50"/>
      <text:p text:style-name="Normal"><text:span text:style-name="T51">Supervisory body</text:span><text:line-break/><text:span text:style-name="T52">For example, the Solicitors Regulation Authority.</text:span></text:p>
      <text:p text:style-name="Normal"><text:span text:style-name="T53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4"/>
      <text:p text:style-name="P55"/>
      <text:p text:style-name="Normal"><text:span text:style-name="T56">Anti-Money Laundering (AML) registration number (if applicable)</text:span></text:p>
      <text:p text:style-name="Normal"><text:span text:style-name="T57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58">)</text:span></text:p>
      <text:p text:style-name="P59"/>
      <text:p text:style-name="P60"/>
      <text:p text:style-name="Normal"><text:span text:style-name="T61">What is the name of the person with overall<text:s/></text:span><text:span text:style-name="T62">responsibility for identity checks?</text:span><text:line-break/><text:span text:style-name="T63">For example, tell us the name of the Head of Compliance.</text:span></text:p>
      <text:p text:style-name="Normal"><draw:frame draw:id="id11" draw:style-name="a11" draw:name="Text Box 6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64"/>
      <text:p text:style-name="P65"/>
      <text:p text:style-name="P66">Details of overseas entity</text:p>
      <text:p text:style-name="P67"/>
      <text:p text:style-name="P68">Application reference number</text:p>
      <text:p text:style-name="P69">This is the 18 digit number in the confirmation email that was sent to the person who<text:s/>registered the overseas entity.</text:p>
      <text:p text:style-name="Normal"><text:span text:style-name="T70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1"/>
      <text:p text:style-name="P72"/>
      <text:p text:style-name="Normal"><text:span text:style-name="T73">Name of overseas entity</text:span></text:p>
      <text:p text:style-name="Normal"><text:span text:style-name="T74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5"/>
      <text:p text:style-name="P76"/>
      <text:p text:style-name="P77">Name of each beneficial owner and managing officer you’ve carried out identity checks for<text:s/></text:p>
      <text:p text:style-name="P78">You can add more using the continuation page at the end of this statement.</text:p>
      <text:p text:style-name="Normal"><text:span text:style-name="T79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0"/>
      <text:p text:style-name="Normal"><text:span text:style-name="T81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2"/>
      <text:p text:style-name="Normal"><text:span text:style-name="T83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4"/>
      <text:p text:style-name="Normal"><text:span text:style-name="T85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86"/>
      <text:p text:style-name="Normal"><text:span text:style-name="T87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88"/>
      <text:p text:style-name="P89"/>
      <text:p text:style-name="P90"/>
      <text:p text:style-name="P91">Agent assurance code and declaration</text:p>
      <text:p text:style-name="P92"/>
      <text:p text:style-name="Normal"><text:span text:style-name="T93">Agent assurance code</text:span><text:line-break/><text:span text:style-name="T94">If you do not have a code, find out how to request one at www.gov.uk/guidance/agent-assurance-code</text:span></text:p>
      <text:p text:style-name="Normal"><text:span text:style-name="T95"><draw:frame draw:z-index="251658285" draw:id="id19" draw:style-name="a19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96"/>
      <text:p text:style-name="P97"/>
      <text:p text:style-name="P98">Declaration</text:p>
      <text:p text:style-name="Normal"><text:span text:style-name="T99"><draw:custom-shape svg:x="0in" svg:y="0.17077in" svg:width="0.29653in" svg:height="0.30764in" draw:z-index="251658283" draw:id="id20" draw:style-name="a20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00"><text:span text:style-name="T101">I confirm that verification has been carried<text:s/></text:span><text:span text:style-name="T102">out as required by<text:s/></text:span><text:span text:style-name="T103">The<text:s/></text:span><text:span text:style-name="T104">Register of Overseas Entities (Verification and Provision of Information) Regulations 2022. I confirm that</text:span><text:span text:style-name="T105"><text:s/>the information provided in this statement is accurate, to the best of my knowledge. I understand that it is an offence to provide false information.</text:span><text:span text:style-name="T106"><text:s/></text:span></text:p>
      <text:p text:style-name="P107"/>
      <text:p text:style-name="P108"/>
      <text:p text:style-name="P109">Full name</text:p>
      <text:p text:style-name="P110">Enter your full name in block capitals</text:p>
      <text:p text:style-name="Normal"><draw:frame draw:id="id21" draw:style-name="a21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11"/>
      <text:p text:style-name="P112">Signature</text:p>
      <text:p text:style-name="Normal"><text:span text:style-name="T113"><draw:frame draw:z-index="251658248" draw:id="id22" draw:style-name="a22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14"/>
      <text:p text:style-name="P115"/>
      <text:p text:style-name="P116"/>
      <text:p text:style-name="P117">Date</text:p>
      <text:p text:style-name="Normal"><text:span text:style-name="T118"><draw:frame draw:z-index="251658260" draw:id="id23" draw:style-name="a23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Continuation page</text:p>
      <text:p text:style-name="P155"/>
      <text:p text:style-name="P156">Name of each beneficial owner and managing officer you’ve carried out identity checks for<text:s/></text:p>
      <text:p text:style-name="P157"/>
      <text:p text:style-name="Normal"><text:span text:style-name="T158"><draw:frame draw:z-index="251658249" draw:id="id24" draw:style-name="a24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5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/text:p>
      <text:p text:style-name="Normal"><text:span text:style-name="T167"><draw:frame draw:z-index="251658263" draw:id="id25" draw:style-name="a26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68"/>
      <text:p text:style-name="Normal"><text:span text:style-name="T169"><draw:frame draw:z-index="251658264" draw:id="id26" draw:style-name="a27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70"/>
      <text:p text:style-name="Normal"><text:span text:style-name="T171"><draw:frame draw:z-index="251658266" draw:id="id27" draw:style-name="a28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72"/>
      <text:p text:style-name="Normal"><text:span text:style-name="T173"><draw:frame draw:z-index="251658265" draw:id="id28" draw:style-name="a29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74"/>
      <text:p text:style-name="Normal"><text:span text:style-name="T175"><draw:frame draw:z-index="251658250" draw:id="id29" draw:style-name="a30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76"/>
      <text:p text:style-name="Normal"><text:span text:style-name="T177"><draw:frame draw:z-index="251658262" draw:id="id30" draw:style-name="a31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78"/>
      <text:p text:style-name="Normal"><text:span text:style-name="T179"><draw:frame draw:z-index="251658270" draw:id="id31" draw:style-name="a32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80"/>
      <text:p text:style-name="Normal"><text:span text:style-name="T181"><draw:frame draw:z-index="251658269" draw:id="id32" draw:style-name="a33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82"/>
      <text:p text:style-name="Normal"><text:span text:style-name="T183"><draw:frame draw:z-index="251658271" draw:id="id33" draw:style-name="a34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84"/>
      <text:p text:style-name="Normal"><text:span text:style-name="T185"><draw:frame draw:z-index="251658272" draw:id="id34" draw:style-name="a35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86"/>
      <text:p text:style-name="Normal"><text:span text:style-name="T187"><draw:frame draw:z-index="251658274" draw:id="id35" draw:style-name="a36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88"/>
      <text:p text:style-name="Normal"><text:span text:style-name="T189"><draw:frame draw:z-index="251658282" draw:id="id36" draw:style-name="a37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90"/>
      <text:p text:style-name="Normal"><text:span text:style-name="T191"><draw:frame draw:z-index="251658281" draw:id="id37" draw:style-name="a38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192"/>
      <text:p text:style-name="Normal"><text:span text:style-name="T193"><draw:frame draw:z-index="251658280" draw:id="id38" draw:style-name="a39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4"/>
      <text:p text:style-name="Normal"><text:span text:style-name="T195"><draw:frame draw:z-index="251658279" draw:id="id39" draw:style-name="a40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6"/>
      <text:p text:style-name="Normal"><text:span text:style-name="T197"><draw:frame draw:z-index="251658278" draw:id="id40" draw:style-name="a41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8"/>
      <text:p text:style-name="Normal"><text:span text:style-name="T199"><draw:frame draw:z-index="251658277" draw:id="id41" draw:style-name="a42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0"/>
      <text:p text:style-name="Normal"><text:span text:style-name="T201"><draw:frame draw:z-index="251658276" draw:id="id42" draw:style-name="a43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2"/>
      <text:soft-page-break/>
      <text:p text:style-name="Normal"><text:span text:style-name="T203"><draw:frame draw:z-index="251658275" draw:id="id43" draw:style-name="a44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4"/>
      <text:p text:style-name="Normal"><text:span text:style-name="T205"><draw:frame draw:z-index="251658273" draw:id="id44" draw:style-name="a45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6"/>
      <text:p text:style-name="Normal"><text:span text:style-name="T207"><draw:frame draw:z-index="251658268" draw:id="id45" draw:style-name="a46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08"/>
      <text:p text:style-name="Normal"><text:span text:style-name="T209"><draw:frame draw:z-index="251658267" draw:id="id46" draw:style-name="a47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07:19:00Z</meta:creation-date>
    <dc:date>2022-06-22T08:03:00Z</dc:date>
    <meta:template xlink:href="Normal.dotm" xlink:type="simple"/>
    <meta:editing-cycles>3</meta:editing-cycles>
    <meta:editing-duration>PT60S</meta:editing-duration>
    <meta:document-statistic meta:page-count="5" meta:paragraph-count="4" meta:word-count="366" meta:character-count="2452" meta:row-count="17" meta:non-whitespace-character-count="2090"/>
  </office:meta>
</office:document-meta>
</file>